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3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 smil:type="fade" smil:subtype="crossfade" smil:fadeColor="#000000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pr1" style:family="presentation" style:parent-style-name="Progress_5f_2-subtitle">
      <style:graphic-properties draw:fill-color="#ffffff" draw:auto-grow-height="true" fo:min-height="2.277cm"/>
    </style:style>
    <style:style style:name="pr2" style:family="presentation" style:parent-style-name="Progress_5f_2-notes">
      <style:graphic-properties draw:fill-color="#ffffff" draw:auto-grow-height="true" fo:min-height="13.364cm"/>
    </style:style>
    <style:style style:name="pr3" style:family="presentation" style:parent-style-name="Standard_20_1-title">
      <style:graphic-properties draw:auto-grow-height="true" fo:min-height="3.507cm"/>
    </style:style>
    <style:style style:name="pr4" style:family="presentation" style:parent-style-name="Standard_20_1-outline1">
      <style:graphic-properties fo:min-height="11.93cm"/>
    </style:style>
    <style:style style:name="pr5" style:family="presentation" style:parent-style-name="Standard_20_1-notes">
      <style:graphic-properties draw:fill-color="#ffffff" draw:auto-grow-height="true" fo:min-height="13.364cm"/>
    </style:style>
    <style:style style:name="pr6" style:family="presentation" style:parent-style-name="Standard-title">
      <style:graphic-properties draw:auto-grow-height="true" fo:min-height="3.507cm"/>
    </style:style>
    <style:style style:name="pr7" style:family="presentation" style:parent-style-name="Standard-outline1">
      <style:graphic-properties fo:min-height="11.93cm"/>
    </style:style>
    <style:style style:name="pr8" style:family="presentation" style:parent-style-name="Standard-notes">
      <style:graphic-properties draw:fill-color="#ffffff" draw:auto-grow-height="true" fo:min-height="13.364cm"/>
    </style:style>
    <style:style style:name="pr9" style:family="presentation" style:parent-style-name="Standard_20_2-title">
      <style:graphic-properties draw:auto-grow-height="true" fo:min-height="3.507cm"/>
    </style:style>
    <style:style style:name="pr10" style:family="presentation" style:parent-style-name="Standard_20_2-outline1">
      <style:graphic-properties fo:min-height="11.93cm"/>
    </style:style>
    <style:style style:name="pr11" style:family="presentation" style:parent-style-name="Standard_20_2-notes">
      <style:graphic-properties draw:fill-color="#ffffff" draw:auto-grow-height="true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Your footer here.</presentation:footer-decl>
      <presentation:date-time-decl presentation:name="dtd1" presentation:source="current-date" style:data-style-name=""/>
      <draw:page draw:name="page1" draw:style-name="dp1" draw:master-page-name="Progress_5f_2" presentation:presentation-page-layout-name="AL1T0" presentation:use-footer-name="ftr1" presentation:use-date-time-name="dtd1" xml:id="id1" draw:id="id1">
        <office:forms form:automatic-focus="false" form:apply-design-mode="false"/>
        <draw:frame presentation:style-name="pr1" draw:text-style-name="P2" draw:layer="layout" svg:width="24.632cm" svg:height="2.277cm" draw:transform="skewX (-3.31939625097833E-017) rotate (0.186401164112994) translate (1.708cm 15.366cm)">
          <draw:text-box>
            <text:list text:style-name="L1">
              <text:list-header>
                <text:p text:style-name="P1"><text:author-name text:fixed="false"> </text:author-name></text:p>
              </text:list-header>
            </text:list>
          </draw:text-box>
        </draw:frame>
        <draw:frame draw:style-name="gr1" draw:text-style-name="P3" draw:layer="layout" svg:width="25.8cm" svg:height="9.494cm" svg:x="0.8cm" svg:y="0.7cm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<text:span text:style-name="T1"/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1" presentation:use-date-time-name="dtd1" xml:id="id2" draw:id="id2">
        <office:forms form:automatic-focus="false" form:apply-design-mode="false"/>
        <draw:frame presentation:style-name="pr3" draw:layer="layout" svg:width="25.192cm" svg:height="3.507cm" draw:transform="rotate (0.188670092140587) translate (0.286cm 1.885cm)" presentation:class="title" presentation:placeholder="true" presentation:user-transformed="true">
          <draw:text-box/>
        </draw:frame>
        <draw:frame presentation:style-name="pr4" draw:layer="layout" svg:width="24.631cm" svg:height="12.183cm" svg:x="1.398cm" svg:y="5.614cm" presentation:class="outline" presentation:placeholder="true" presentation:user-transformed="true">
          <draw:text-box/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 presentation:use-date-time-name="dtd1" xml:id="id3" draw:id="id3">
        <office:forms form:automatic-focus="false" form:apply-design-mode="false"/>
        <draw:frame presentation:style-name="pr6" draw:layer="layout" svg:width="25.192cm" svg:height="3.507cm" draw:transform="rotate (0.188670092140587) translate (0.288cm 2.724cm)" presentation:class="title" presentation:placeholder="true" presentation:user-transformed="true">
          <draw:text-box/>
        </draw:frame>
        <draw:frame presentation:style-name="pr7" draw:layer="layout" svg:width="24.631cm" svg:height="10.915cm" svg:x="1.399cm" svg:y="6.615cm" presentation:class="outline" presentation:placeholder="true" presentation:user-transformed="true">
          <draw:text-box/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2T1" presentation:use-date-time-name="dtd1" xml:id="id4" draw:id="id4">
        <office:forms form:automatic-focus="false" form:apply-design-mode="false"/>
        <draw:frame presentation:style-name="pr9" draw:layer="layout" svg:width="25.192cm" svg:height="3.507cm" draw:transform="rotate (0.188670092140587) translate (0.286cm 5.223cm)" presentation:class="title" presentation:placeholder="true" presentation:user-transformed="true">
          <draw:text-box/>
        </draw:frame>
        <draw:frame presentation:style-name="pr10" draw:layer="layout" svg:width="24.631cm" svg:height="7.986cm" svg:x="1.68cm" svg:y="9.814cm" presentation:class="outline" presentation:placeholder="true" presentation:user-transformed="true">
          <draw:text-box/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4.85cm" svg:height="11.14cm" svg:x="3.08cm" svg:y="2.26cm" draw:page-number="4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3" svg:font-family="'Liberation Sans'" style:font-adornments="Bold" style:font-family-generic="roman" style:font-pitch="variable"/>
    <style:font-face style:name="Liberation Sans1" svg:font-family="'Liberation Sans'" style:font-adornments="Regular" style:font-family-generic="roman" style:font-pitch="variable"/>
    <style:font-face style:name="Liberation Sans Narrow" svg:font-family="'Liberation Sans Narrow'" style:font-family-generic="roman" style:font-pitch="variable"/>
    <style:font-face style:name="Liberation Sans Narrow1" svg:font-family="'Liberation Sans Narrow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4" svg:font-family="'Liberation Sans'" style:font-adornments="Bold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iberation Sans Narrow2" svg:font-family="'Liberation Sans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ogress_5f_2-background" style:display-name="Progress_2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Progress_5f_2-backgroundobjects" style:display-name="Progress_2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font-name="Liberation Sans Narrow2" fo:font-family="'Liberation Sans Narrow'" style:font-style-name="Regular" style:font-family-generic="swiss" style:font-pitch="variable" fo:font-size="14pt" fo:font-weight="normal" style:letter-kerning="true"/>
    </style:style>
    <style:style style:name="Progress_5f_2-notes" style:display-name="Progress_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1" style:display-name="Progress_2-outline1" style:family="presentation">
      <style:graphic-properties draw:stroke="none" draw:fill="none" draw:auto-grow-height="false" draw:fit-to-size="shrink-to-fit" style:shrink-to-fit="true">
        <text:list-style style:name="Progress_5f_2-outline1" style:display-name="Progress_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7cm" fo:text-align="center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outline2" style:display-name="Progress_2-outline2" style:family="presentation" style:parent-style-name="Progress_5f_2-outline1">
      <style:paragraph-properties fo:margin-left="0cm" fo:margin-right="0cm" fo:margin-top="0cm" fo:margin-bottom="0.399cm" fo:text-indent="0cm"/>
      <style:text-properties fo:font-size="28pt"/>
    </style:style>
    <style:style style:name="Progress_5f_2-outline3" style:display-name="Progress_2-outline3" style:family="presentation" style:parent-style-name="Progress_5f_2-outline2">
      <style:paragraph-properties fo:margin-left="0cm" fo:margin-right="0cm" fo:margin-top="0cm" fo:margin-bottom="0.299cm" fo:text-indent="0cm"/>
      <style:text-properties fo:font-size="24pt"/>
    </style:style>
    <style:style style:name="Progress_5f_2-outline4" style:display-name="Progress_2-outline4" style:family="presentation" style:parent-style-name="Progress_5f_2-outline3">
      <style:paragraph-properties fo:margin-left="0cm" fo:margin-right="0cm" fo:margin-top="0cm" fo:margin-bottom="0.198cm" fo:text-indent="0cm"/>
      <style:text-properties fo:font-size="20pt"/>
    </style:style>
    <style:style style:name="Progress_5f_2-outline5" style:display-name="Progress_2-outline5" style:family="presentation" style:parent-style-name="Progress_5f_2-outline4">
      <style:paragraph-properties fo:margin-left="0cm" fo:margin-right="0cm" fo:margin-top="0cm" fo:margin-bottom="0.099cm" fo:text-indent="0cm"/>
      <style:text-properties fo:font-size="20pt"/>
    </style:style>
    <style:style style:name="Progress_5f_2-outline6" style:display-name="Progress_2-outline6" style:family="presentation" style:parent-style-name="Progress_5f_2-outline5">
      <style:paragraph-properties fo:margin-left="0cm" fo:margin-right="0cm" fo:margin-top="0cm" fo:margin-bottom="0.099cm" fo:text-indent="0cm"/>
      <style:text-properties fo:font-size="20pt"/>
    </style:style>
    <style:style style:name="Progress_5f_2-outline7" style:display-name="Progress_2-outline7" style:family="presentation" style:parent-style-name="Progress_5f_2-outline6">
      <style:paragraph-properties fo:margin-left="0cm" fo:margin-right="0cm" fo:margin-top="0cm" fo:margin-bottom="0.099cm" fo:text-indent="0cm"/>
      <style:text-properties fo:font-size="20pt"/>
    </style:style>
    <style:style style:name="Progress_5f_2-outline8" style:display-name="Progress_2-outline8" style:family="presentation" style:parent-style-name="Progress_5f_2-outline7">
      <style:paragraph-properties fo:margin-left="0cm" fo:margin-right="0cm" fo:margin-top="0cm" fo:margin-bottom="0.099cm" fo:text-indent="0cm"/>
      <style:text-properties fo:font-size="20pt"/>
    </style:style>
    <style:style style:name="Progress_5f_2-outline9" style:display-name="Progress_2-outline9" style:family="presentation" style:parent-style-name="Progress_5f_2-outline8">
      <style:paragraph-properties fo:margin-left="0cm" fo:margin-right="0cm" fo:margin-top="0cm" fo:margin-bottom="0.099cm" fo:text-indent="0cm"/>
      <style:text-properties fo:font-size="20pt"/>
    </style:style>
    <style:style style:name="Progress_5f_2-subtitle" style:display-name="Progress_2-subtitle" style:family="presentation">
      <style:graphic-properties draw:stroke="none" draw:fill="none" draw:textarea-vertical-align="middle">
        <text:list-style style:name="Progress_5f_2-subtitle" style:display-name="Progress_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rogress_5f_2-title" style:display-name="Progress_2-title" style:family="presentation">
      <style:graphic-properties draw:stroke="none" draw:fill="none" draw:textarea-vertical-align="middle">
        <text:list-style style:name="Progress_5f_2-title" style:display-name="Progress_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75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fill-image-width="0cm" draw:fill-image-height="0cm" draw:textarea-horizontal-align="justify" draw:shadow="hidden" draw:shadow-offset-x="0.203cm" draw:shadow-offset-y="0.203cm" draw:shadow-color="#808080"/>
      <style:paragraph-properties fo:text-align="end">
        <style:tab-stops/>
      </style:paragraph-properties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shrink-to-fit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align="justify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399cm" fo:text-indent="0cm"/>
      <style:text-properties fo:font-size="26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299cm" fo:text-indent="0cm"/>
      <style:text-properties fo:font-size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198cm" fo:text-indent="0cm"/>
      <style:text-properties fo:font-size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099cm" fo:text-indent="0cm"/>
      <style:text-properties fo:font-size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099cm" fo:text-indent="0cm"/>
      <style:text-properties fo:font-size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099cm" fo:text-indent="0cm"/>
      <style:text-properties fo:font-size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099cm" fo:text-indent="0cm"/>
      <style:text-properties fo:font-size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099cm" fo:text-indent="0cm"/>
      <style:text-properties fo:font-size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fill-image-width="0cm" draw:fill-image-height="0cm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 draw:fill-color="#b4d435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align="justify" fo:text-indent="0cm">
        <style:tab-stops/>
      </style:paragraph-properties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6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fill-image-width="0cm" draw:fill-image-height="0cm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solid" draw:fill-color="#e0e0e0" draw:fill-image-width="0cm" draw:fill-image-height="0cm"/>
      <style:text-properties style:letter-kerning="true"/>
    </style:style>
    <style:style style:name="Standard_20_2-backgroundobjects" style:display-name="Standard 2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fo:text-align="end"/>
      <style:text-properties style:use-window-font-color="true" style:font-name="Liberation Sans2" fo:font-family="'Liberation Sans'" style:font-style-name="Regular" style:font-family-generic="swiss" style:font-pitch="variable" fo:font-size="14pt" fo:font-weight="normal"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fill-color="#e6e6e6" draw:fill-image-width="0cm" draw:fill-image-height="0cm" draw:auto-grow-height="false" draw:fit-to-size="shrink-to-fit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justify" fo:text-indent="0cm"/>
      <style:text-properties style:use-window-font-color="true" style:text-outline="false" style:text-line-through-style="none" style:text-line-through-type="none" style:font-name="Liberation Sans2" fo:font-family="'Liberation Sans'" style:font-style-name="Regular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align="start" fo:text-indent="0cm"/>
      <style:text-properties fo:font-size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font-size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font-size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font-size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font-size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font-size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4" fo:font-family="'Liberation Sans'" style:font-style-name="Bold" style:font-family-generic="swiss" style:font-pitch="variable" fo:font-size="50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 draw:fill-color="#b4d435" draw:fill-image-width="0cm" draw:fill-image-height="0cm"/>
    </style:style>
    <style:style style:name="Mdp2" style:family="drawing-page">
      <style:drawing-page-properties draw:background-size="border" draw:fill="solid" draw:fill-color="#e0e0e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393cm"/>
    </style:style>
    <style:style style:name="Mpr1" style:family="presentation" style:parent-style-name="Progress_5f_2-backgroundobjects">
      <style:graphic-properties draw:stroke="none" draw:fill-color="#e0e0e0" draw:textarea-vertical-align="middle"/>
    </style:style>
    <style:style style:name="Mpr2" style:family="presentation" style:parent-style-name="Progress_5f_2-title">
      <style:graphic-properties draw:auto-grow-height="false" fo:min-height="3.508cm"/>
    </style:style>
    <style:style style:name="Mpr3" style:family="presentation" style:parent-style-name="Progress_5f_2-backgroundobjects">
      <style:graphic-properties draw:stroke="none" draw:fill="none" draw:fill-color="#ffffff" draw:auto-grow-height="false" fo:min-height="1.449cm"/>
    </style:style>
    <style:style style:name="Mpr4" style:family="presentation" style:parent-style-name="Progress_5f_2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ogress_5f_2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tandard_20_1-backgroundobjects">
      <style:graphic-properties draw:stroke="none" draw:fill-color="#e0e0e0" draw:textarea-vertical-align="middle"/>
    </style:style>
    <style:style style:name="Mpr7" style:family="presentation" style:parent-style-name="Standard_20_1-backgroundobjects">
      <style:graphic-properties draw:stroke="none" draw:fill="none" draw:fill-color="#ffffff" draw:auto-grow-height="false" fo:min-height="1.449cm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Standard-backgroundobjects">
      <style:graphic-properties draw:stroke="none" draw:fill-color="#e0e0e0" draw:textarea-vertical-align="middle"/>
    </style:style>
    <style:style style:name="Mpr11" style:family="presentation" style:parent-style-name="Standard-backgroundobjects">
      <style:graphic-properties draw:stroke="none" draw:fill-color="#c0c0c0" draw:textarea-vertical-align="middle"/>
    </style:style>
    <style:style style:name="Mpr1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Standard_20_2-backgroundobjects">
      <style:graphic-properties draw:stroke="none" draw:fill-color="#b4d435" draw:textarea-vertical-align="middle"/>
    </style:style>
    <style:style style:name="Mpr16" style:family="presentation" style:parent-style-name="Standard_20_2-backgroundobjects">
      <style:graphic-properties draw:stroke="none" draw:fill-color="#88aa00" draw:textarea-vertical-align="middle"/>
    </style:style>
    <style:style style:name="Mpr17" style:family="presentation" style:parent-style-name="Standard_20_2-backgroundobjects">
      <style:graphic-properties draw:stroke="none" draw:fill="none" draw:fill-color="#ffffff" draw:auto-grow-height="false" fo:min-height="1.449cm"/>
    </style:style>
    <style:style style:name="Mpr18" style:family="presentation" style:parent-style-name="Standard_20_2-backgroundobjects">
      <style:graphic-properties svg:stroke-width="0.254cm" svg:stroke-color="#c0c0c0" draw:marker-start-width="0.584cm" draw:marker-end-width="0.584cm" draw:fill="solid" draw:fill-color="#c0c0c0" draw:textarea-vertical-align="middle" draw:auto-grow-height="false" fo:padding-top="0.127cm" fo:padding-bottom="0.127cm" fo:padding-left="0.127cm" fo:padding-right="0.127cm"/>
    </style:style>
    <style:style style:name="Mpr19" style:family="presentation" style:parent-style-name="Standard_20_2-backgroundobjects">
      <style:graphic-properties draw:stroke="none" draw:fill="none" draw:fill-color="#ffffff" draw:auto-grow-height="false" fo:min-height="1.485cm"/>
    </style:style>
    <style:style style:name="Mpr20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-color="#e0e0e0"/>
      <style:paragraph-properties fo:text-align="center"/>
    </style:style>
    <style:style style:name="MP6" style:family="paragraph">
      <loext:graphic-properties draw:fill-color="#c0c0c0"/>
    </style:style>
    <style:style style:name="MP7" style:family="paragraph">
      <loext:graphic-properties draw:fill-color="#b4d435"/>
      <style:paragraph-properties fo:text-align="center"/>
    </style:style>
    <style:style style:name="MP8" style:family="paragraph">
      <loext:graphic-properties draw:fill-color="#88aa00"/>
      <style:paragraph-properties fo:text-align="center"/>
    </style:style>
    <style:style style:name="MP9" style:family="paragraph">
      <loext:graphic-properties draw:fill="solid" draw:fill-color="#c0c0c0"/>
    </style:style>
    <style:style style:name="MP10" style:family="paragraph">
      <loext:graphic-properties draw:fill="none" draw:fill-color="#ffffff"/>
      <style:text-properties style:font-name="Liberation Sans" fo:font-size="80pt" fo:font-weight="normal"/>
    </style:style>
    <style:style style:name="MT1" style:family="text">
      <style:text-properties fo:font-size="14pt"/>
    </style:style>
    <style:style style:name="MT2" style:family="text">
      <style:text-properties fo:font-size="26pt"/>
    </style:style>
    <style:style style:name="MT3" style:family="text">
      <style:text-properties fo:font-size="26pt" fo:font-weight="normal"/>
    </style:style>
    <style:style style:name="MT4" style:family="text">
      <style:text-properties style:font-name="Liberation Sans" fo:font-size="80pt" fo:font-weight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Progress_5f_2" style:display-name="Progress_2" style:page-layout-name="PM1" draw:style-name="Mdp1">
      <draw:polygon presentation:style-name="Mpr1" draw:text-style-name="MP5" draw:layer="backgroundobjects" svg:width="27.99cm" svg:height="15.751cm" svg:x="0cm" svg:y="0cm" svg:viewBox="0 0 27991 15752" draw:points="0,15752 0,0 27991,0 27991,10417">
        <text:p/>
      </draw:polygon>
      <draw:frame presentation:style-name="Mpr2" draw:layer="backgroundobjects" svg:width="25.192cm" svg:height="3.507cm" draw:transform="rotate (0.188670092140587) translate (1.295cm 12.031cm)" presentation:class="title">
        <draw:text-box>
          <text:p>Cliquez pour éditer le format du texte-titre</text:p>
        </draw:text-box>
      </draw:frame>
      <draw:frame presentation:style-name="Progress_5f_2-outline1" draw:layer="backgroundobjects" svg:width="24.632cm" svg:height="12.183cm" draw:transform="skewX (2.48246377535412E-017) rotate (0.188670092140587) translate (0.757cm 15.733cm)" presentation:class="outline" presentation:placeholder="true">
        <draw:text-box/>
      </draw:frame>
      <draw:frame presentation:style-name="Mpr3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3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Progress_5f_2-title" draw:layer="backgroundobjects" svg:width="14.848cm" svg:height="11.136cm" svg:x="3.075cm" svg:y="2.257cm" presentation:class="page"/>
        <draw:frame presentation:style-name="Progress_5f_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polygon presentation:style-name="Mpr6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6" draw:text-style-name="MP5" draw:layer="backgroundobjects" svg:width="27.99cm" svg:height="5.59cm" svg:x="0cm" svg:y="0cm" svg:viewBox="0 0 27991 5591" draw:points="0,5591 0,0 27991,0 27991,255">
        <text:p/>
      </draw:polygon>
      <draw:frame presentation:style-name="Standard_20_1-title" draw:layer="backgroundobjects" svg:width="25.192cm" svg:height="3.507cm" draw:transform="rotate (0.188670092140587) translate (0.189cm 1.791cm)" presentation:class="title" presentation:placeholder="true">
        <draw:text-box/>
      </draw:frame>
      <draw:frame presentation:style-name="Standard_20_1-outline1" draw:layer="backgroundobjects" svg:width="24.631cm" svg:height="12.183cm" svg:x="1.398cm" svg:y="5.614cm" presentation:class="outline" presentation:placeholder="true">
        <draw:text-box/>
      </draw:frame>
      <draw:frame presentation:style-name="Mpr7" draw:text-style-name="MP4" draw:layer="backgroundobjects" svg:width="7.997cm" svg:height="1.45cm" svg:x="19.493cm" svg:y="18.205cm" presentation:class="date-time">
        <draw:text-box>
          <text:p text:style-name="MP3"><text:span text:style-name="MT1"><presentation:date-time/></text:span></text:p>
        </draw:text-box>
      </draw:frame>
      <draw:frame presentation:style-name="Mpr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4" draw:layer="backgroundobjects" svg:width="6.998cm" svg:height="1.45cm" svg:x="20.493cm" svg:y="17.004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polygon presentation:style-name="Mpr10" draw:text-style-name="MP5" draw:layer="backgroundobjects" svg:width="24.943cm" svg:height="4.744cm" svg:x="3.047cm" svg:y="16.26cm" svg:viewBox="0 0 24944 4745" draw:points="0,4745 24943,4744 24944,0">
        <text:p/>
      </draw:polygon>
      <draw:polygon presentation:style-name="Mpr11" draw:text-style-name="MP6" draw:layer="backgroundobjects" svg:width="27.99cm" svg:height="19.481cm" svg:x="0cm" svg:y="1.524cm" svg:viewBox="0 0 27991 19482" draw:points="0,19482 508,19482 27991,14228 27991,0 0,5336">
        <text:p/>
      </draw:polygon>
      <draw:polygon presentation:style-name="Mpr10" draw:text-style-name="MP5" draw:layer="backgroundobjects" svg:width="27.991cm" svg:height="6.351cm" svg:x="0cm" svg:y="0cm" svg:viewBox="0 0 27992 6352" draw:points="1,6352 0,0 27991,0 27992,1016">
        <text:p/>
      </draw:polygon>
      <draw:frame presentation:style-name="Standard-title" draw:layer="backgroundobjects" svg:width="25.192cm" svg:height="3.507cm" draw:transform="rotate (0.188670092140587) translate (0.195cm 2.631cm)" presentation:class="title" presentation:placeholder="true">
        <draw:text-box/>
      </draw:frame>
      <draw:frame presentation:style-name="Standard-outline1" draw:layer="backgroundobjects" svg:width="24.631cm" svg:height="12.183cm" svg:x="1.399cm" svg:y="6.615cm" presentation:class="outline" presentation:placeholder="true">
        <draw:text-box/>
      </draw:frame>
      <draw:frame presentation:style-name="Mpr12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2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20_2" style:display-name="Standard 2" style:page-layout-name="PM1" draw:style-name="Mdp2"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6" draw:text-style-name="MP8" draw:layer="backgroundobjects" svg:width="27.99cm" svg:height="8.892cm" svg:x="0cm" svg:y="0cm" svg:viewBox="0 0 27991 8893" draw:points="0,8893 0,0 27991,0 27991,3557">
        <text:p/>
      </draw:polygon>
      <draw:polygon presentation:style-name="Mpr15" draw:text-style-name="MP7" draw:layer="backgroundobjects" svg:width="24.092cm" svg:height="4.743cm" svg:x="3.898cm" svg:y="16.26cm" svg:viewBox="0 0 24093 4744" draw:points="0,4744 24092,4744 24093,0">
        <text:p/>
      </draw:polygon>
      <draw:polygon presentation:style-name="Mpr16" draw:text-style-name="MP8" draw:layer="backgroundobjects" svg:width="27.99cm" svg:height="9.146cm" svg:x="0cm" svg:y="0cm" svg:viewBox="0 0 27991 9147" draw:points="0,9147 0,0 27991,0 27991,3789">
        <text:p/>
      </draw:polygon>
      <draw:polygon presentation:style-name="Mpr15" draw:text-style-name="MP7" draw:layer="backgroundobjects" svg:width="24.092cm" svg:height="4.743cm" svg:x="3.897cm" svg:y="16.26cm" svg:viewBox="0 0 24093 4744" draw:points="0,4744 24092,4744 24093,0">
        <text:p/>
      </draw:polygon>
      <draw:frame presentation:style-name="Standard_20_2-title" draw:layer="backgroundobjects" svg:width="25.192cm" svg:height="3.507cm" draw:transform="rotate (0.188670092140587) translate (0.192cm 5.129cm)" presentation:class="title" presentation:placeholder="true">
        <draw:text-box/>
      </draw:frame>
      <draw:frame presentation:style-name="Mpr17" draw:text-style-name="MP2" draw:layer="backgroundobjects" svg:width="7.997cm" svg:height="1.45cm" svg:x="19.493cm" svg:y="18.205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4" draw:layer="backgroundobjects" svg:width="11.996cm" svg:height="1.45cm" svg:x="15.495cm" svg:y="19.005cm" presentation:class="footer">
        <draw:text-box>
          <text:p text:style-name="MP3"><text:span text:style-name="MT1"><presentation:footer/></text:span></text:p>
        </draw:text-box>
      </draw:frame>
      <draw:frame presentation:style-name="Mpr17" draw:text-style-name="MP4" draw:layer="backgroundobjects" svg:width="6.998cm" svg:height="1.45cm" svg:x="20.493cm" svg:y="17.004cm" presentation:class="page-number">
        <draw:text-box>
          <text:p text:style-name="MP3"><text:span text:style-name="MT2"><text:page-number>&lt;number&gt;</text:page-number></text:span></text:p>
        </draw:text-box>
      </draw:frame>
      <draw:custom-shape presentation:style-name="Mpr18" draw:text-style-name="MP9" draw:layer="backgroundobjects" svg:width="26.312cm" svg:height="9.537cm" draw:transform="skewX (0.000349065850398843) rotate (0.188495559215388) translate (0.18cm 10.451cm)">
        <text:p/>
        <draw:enhanced-geometry svg:viewBox="0 0 21600 21600" draw:path-stretchpoint-x="10800" draw:path-stretchpoint-y="10800" draw:text-areas="?f3 ?f4 ?f5 ?f6" draw:type="round-rectangle" draw:modifiers="1360.3250478011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0" draw:layer="backgroundobjects" svg:width="1.777cm" svg:height="3.643cm" svg:x="0.761cm" svg:y="10.224cm">
        <draw:text-box>
          <text:p><text:span text:style-name="MT4">“</text:span></text:p>
        </draw:text-box>
      </draw:frame>
      <draw:frame draw:style-name="Mgr3" draw:text-style-name="MP10" draw:layer="backgroundobjects" svg:width="1.777cm" svg:height="3.643cm" svg:x="25.591cm" svg:y="13.033cm">
        <draw:text-box>
          <text:p><text:span text:style-name="MT4">”</text:span></text:p>
        </draw:text-box>
      </draw:frame>
      <draw:frame presentation:style-name="Standard_20_2-outline1" draw:layer="backgroundobjects" svg:width="24.631cm" svg:height="12.183cm" svg:x="1.68cm" svg:y="9.814cm" presentation:class="outline" presentation:placeholder="true">
        <draw:text-box/>
      </draw:frame>
      <presentation:notes style:page-layout-name="PM0">
        <draw:page-thumbnail presentation:style-name="Standard_20_2-title" draw:layer="backgroundobjects" svg:width="14.848cm" svg:height="11.136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0T13:36:44.168550939</meta:creation-date>
    <meta:editing-duration>PT1M46S</meta:editing-duration>
    <meta:editing-cycles>2</meta:editing-cycles>
    <meta:generator>LibreOffice/6.2.8.2$MacOSX_X86_64 LibreOffice_project/f82ddfca21ebc1e222a662a32b25c0c9d20169ee</meta:generator>
    <dc:title>Progress</dc:title>
    <dc:date>2020-02-20T13:38:29.994714921</dc:date>
    <meta:document-statistic meta:object-count="85"/>
  </office:meta>
</office:document-meta>
</file>